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488" officeooo:paragraph-rsid="000ee488"/>
    </style:style>
    <style:style style:name="P2" style:family="paragraph" style:parent-style-name="Standard">
      <style:text-properties officeooo:rsid="0011c35a" officeooo:paragraph-rsid="0011c35a"/>
    </style:style>
    <style:style style:name="P3" style:family="paragraph" style:parent-style-name="Standard">
      <style:text-properties officeooo:rsid="0014a6dc" officeooo:paragraph-rsid="0014a6dc"/>
    </style:style>
    <style:style style:name="T1" style:family="text">
      <style:text-properties officeooo:rsid="00135e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nder:</text:p>
      <text:p text:style-name="P1"/>
      <text:p text:style-name="P1">1. store profile( image, text) // how i am going to store images? Let say 5 image per user</text:p>
      <text:p text:style-name="P1"/>
      <text:p text:style-name="P1">2. recommand matches <text:s text:c="3"/>// question no. active user? </text:p>
      <text:p text:style-name="P1">3.notification on matches // noteDown matches 0.1% for every swap 10^-3</text:p>
      <text:p text:style-name="P1"/>
      <text:p text:style-name="P1">4.DM // chating </text:p>
      <text:p text:style-name="P1"/>
      <text:p text:style-name="P1"/>
      <text:p text:style-name="P1">file Vs Blob</text:p>
      <text:p text:style-name="P1"/>
      <text:p text:style-name="P1">why not binary large object?</text:p>
      <text:p text:style-name="P1"/>
      <text:p text:style-name="P1">mutablity X</text:p>
      <text:p text:style-name="P1"/>
      <text:p text:style-name="P1">transaction grap ACID X</text:p>
      <text:p text:style-name="P1"/>
      <text:p text:style-name="P1">--indexing(Searching) X</text:p>
      <text:p text:style-name="P1"/>
      <text:p text:style-name="P1">-Acess control X</text:p>
      <text:p text:style-name="P1"/>
      <text:p text:style-name="P1">why FileSystem?</text:p>
      <text:p text:style-name="P1"/>
      <text:p text:style-name="P1">--cheap</text:p>
      <text:p text:style-name="P1"/>
      <text:p text:style-name="P1">-faster</text:p>
      <text:p text:style-name="P1"/>
      <text:p text:style-name="P1">static can create CDN over it</text:p>
      <text:p text:style-name="P1"/>
      <text:p text:style-name="P1">- storing File URL in DB</text:p>
      <text:p text:style-name="P1"/>
      <text:p text:style-name="P1">Messenge Service:</text:p>
      <text:p text:style-name="P1"/>
      <text:p text:style-name="P1">brute Force is polling user keep asking any msg for me or not?</text:p>
      <text:p text:style-name="P1"/>
      <text:p text:style-name="P1">Or Peer-peer to protocol or websockets</text:p>
      <text:p text:style-name="P1"/>
      <text:p text:style-name="P1">Every connection Id --&gt; which user Id how to maintain this? Session Service DB(key-valuePair)</text:p>
      <text:p text:style-name="P1"/>
      <text:p text:style-name="P1">Recommondation Service:</text:p>
      <text:p text:style-name="P1"/>
      <text:p text:style-name="P1">factor for recommondation: May be age, gender, perference, locations //</text:p>
      <text:p text:style-name="P1"/>
      <text:p text:style-name="P1">True Need: Closest person to connect //</text:p>
      <text:p text:style-name="P1"/>
      <text:p text:style-name="P1">use ML service </text:p>
      <text:p text:style-name="P1"/>
      <text:p text:style-name="P1"/>
      <text:p text:style-name="P1"/>
      <text:p text:style-name="P1"/>
      <text:p text:style-name="P1"/>
      <text:p text:style-name="P2"><text:soft-page-break/>Recommendation System:</text:p>
      <text:p text:style-name="P2">--content based filter Algorithms mostly simple most popular content in term of likes , shares etc...</text:p>
      <text:p text:style-name="P2">-- recommend same type of content you watch previously..</text:p>
      <text:p text:style-name="P2">--collaborative filtering <text:s/>user 1 lke a , b and user 2 like a, b, c then c will be suggested to user 1.</text:p>
      <text:p text:style-name="P2">-- <text:span text:style-name="T1">user FeedBack --&gt; implicit (previous history again ML) or explicit (directly ask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ote: Make some kinda of service and add key-value db after it...X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7:59:09.383907986</meta:creation-date>
    <meta:editing-duration>PT12M44S</meta:editing-duration>
    <meta:editing-cycles>5</meta:editing-cycles>
    <meta:generator>LibreOffice/24.2.7.2$Linux_X86_64 LibreOffice_project/420$Build-2</meta:generator>
    <dc:date>2025-04-28T18:22:58.856212869</dc:date>
    <meta:document-statistic meta:table-count="0" meta:image-count="0" meta:object-count="0" meta:page-count="2" meta:paragraph-count="30" meta:word-count="215" meta:character-count="1224" meta:non-whitespace-character-count="1037"/>
  </office:meta>
</office:document-meta>
</file>